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df5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54871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a5bf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8527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35c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b9c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14df55" officeooo:paragraph-rsid="0012efa8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154871" officeooo:paragraph-rsid="0015487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officeooo:rsid="00154871" officeooo:paragraph-rsid="0014df55" style:font-size-asian="10.5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188527" officeooo:paragraph-rsid="00188527"/>
    </style:style>
    <style:style style:name="T1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 officeooo:rsid="0012efa8"/>
    </style:style>
    <style:style style:name="T3" style:family="text">
      <style:text-properties fo:font-variant="normal" fo:text-transform="none" fo:color="#24292e" style:font-name="SFMono-Regular" fo:font-size="9pt" fo:letter-spacing="normal" fo:font-style="normal" fo:font-weight="normal" officeooo:rsid="0014df55"/>
    </style:style>
    <style:style style:name="T4" style:family="text">
      <style:text-properties fo:font-variant="normal" fo:text-transform="none" fo:color="#24292e" style:font-name="SFMono-Regular" fo:font-size="9pt" fo:letter-spacing="normal" fo:font-style="normal" fo:font-weight="normal" officeooo:rsid="00154871"/>
    </style:style>
    <style:style style:name="T5" style:family="text">
      <style:text-properties fo:font-variant="normal" fo:text-transform="none" fo:color="#24292e" style:font-name="SFMono-Regular" fo:font-size="9pt" fo:letter-spacing="normal" fo:font-style="normal" fo:font-weight="normal" style:font-size-asian="10.5pt" style:font-size-complex="12pt"/>
    </style:style>
    <style:style style:name="T6" style:family="text">
      <style:text-properties fo:font-variant="normal" fo:text-transform="none" fo:color="#24292e" style:font-name="SFMono-Regular" fo:font-size="9pt" fo:letter-spacing="normal" fo:font-style="normal" fo:font-weight="normal" officeooo:rsid="00154871" style:font-size-asian="10.5pt" style:font-size-complex="12pt"/>
    </style:style>
    <style:style style:name="T7" style:family="text">
      <style:text-properties fo:font-variant="normal" fo:text-transform="none" fo:color="#24292e" style:font-name="SFMono-Regular" fo:font-size="9pt" fo:letter-spacing="normal" fo:font-style="normal" fo:font-weight="normal" officeooo:rsid="0016a5bf" style:font-size-asian="10.5pt" style:font-size-complex="12pt"/>
    </style:style>
    <style:style style:name="T8" style:family="text">
      <style:text-properties fo:font-variant="normal" fo:text-transform="none" fo:color="#24292e" style:font-name="SFMono-Regular" fo:font-size="9pt" fo:letter-spacing="normal" fo:font-style="normal" fo:font-weight="normal" officeooo:rsid="00188527" style:font-size-asian="10.5pt" style:font-size-complex="12pt"/>
    </style:style>
    <style:style style:name="T9" style:family="text">
      <style:text-properties fo:font-variant="normal" fo:text-transform="none" fo:color="#24292e" style:font-name="SFMono-Regular" fo:font-size="9pt" fo:letter-spacing="normal" fo:font-style="normal" fo:font-weight="normal" officeooo:rsid="001935c5" style:font-size-asian="10.5pt" style:font-size-complex="12pt"/>
    </style:style>
    <style:style style:name="T10" style:family="text">
      <style:text-properties fo:font-variant="normal" fo:text-transform="none" fo:color="#24292e" style:font-name="SFMono-Regular" fo:font-size="9pt" fo:letter-spacing="normal" fo:font-style="normal" fo:font-weight="normal" officeooo:rsid="0019b9ce" style:font-size-asian="10.5pt" style:font-size-complex="12pt"/>
    </style:style>
    <style:style style:name="T11" style:family="text">
      <style:text-properties fo:font-variant="normal" fo:text-transform="none" fo:color="#24292e" style:font-name="SFMono-Regular" fo:font-size="9pt" fo:letter-spacing="normal" fo:font-style="normal" fo:font-weight="normal" officeooo:rsid="0016a5bf"/>
    </style:style>
    <style:style style:name="T12" style:family="text">
      <style:text-properties fo:font-variant="normal" fo:text-transform="none" fo:color="#24292e" fo:letter-spacing="normal" fo:font-style="normal" fo:font-weight="normal" officeooo:rsid="0012efa8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officeooo:rsid="00154871" style:font-size-asian="10.5pt" style:font-size-complex="12pt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normal" officeooo:rsid="00188527" style:font-size-asian="10.5pt" style:font-size-complex="12pt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fo:font-weight="normal" officeooo:rsid="0019b9ce" style:font-size-asian="10.5pt" style:font-size-complex="12pt"/>
    </style:style>
    <style:style style:name="T16" style:family="text">
      <style:text-properties officeooo:rsid="0012efa8"/>
    </style:style>
    <style:style style:name="T17" style:family="text">
      <style:text-properties style:font-name="Liberation Serif" fo:font-size="12pt" officeooo:rsid="00154871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Crie o script DDL para cada modelo físico de banco de dados.</text:span></text:p>
      <text:p text:style-name="P3"><text:span text:style-name="T16">a) </text:span><text:span text:style-name="T3">CREATE TABLE</text:span><text:span text:style-name="T16"> </text:span><text:span text:style-name="T2">projeto</text:span><text:span text:style-name="T16"> (</text:span><text:span text:style-name="T1">numero_projeto INT NOT NUL</text:span><text:span text:style-name="T2">L, nome_projeto VARCHAR(100) NOT NULL, data_inicio_projeto DATE, numero_gerente INT NOT NUL, </text:span><text:span text:style-name="T3">PRIMARY KEY(numero_projeto), numero_gerente(numero_projeto))</text:span></text:p>
      <text:p text:style-name="P8"><text:span text:style-name="T1"/></text:p>
      <text:p text:style-name="P2"><text:span text:style-name="T3">CREATE TABLE gerente (</text:span><text:span text:style-name="T1">numero_gerente INT NOT NUL</text:span><text:span text:style-name="T3">L, nome_gerente VARCHAR(100) NOT NULL, PRIMARY KEY( numero_gerente))</text:span></text:p>
      <text:p text:style-name="P2"><text:span text:style-name="T3"/></text:p>
      <text:p text:style-name="P3"><text:span text:style-name="T3">CREATE TABLE projeto_empregado (</text:span><text:span text:style-name="T1">numero_projeto INT NOT NULL, numero_empregado INT NOT NULL,|horas_trabalhadas_projeto SMALLINT DEFAULT 0, </text:span><text:span text:style-name="T4">PRIMARY KEY(numero_projeto), numero_empregado(numero_projeto))</text:span></text:p>
      <text:p text:style-name="P3"><text:span text:style-name="T4"/></text:p>
      <text:p text:style-name="P3"><text:span text:style-name="T4">CREATE TABLE empregado (</text:span><text:span text:style-name="T1">numero_empregado INT NOT NULL, nome_empregado VARCHAR(100) NOT NULL, numero_depto INT, </text:span><text:span text:style-name="T4">PRIMARY KEY (numero_empregado), numero_depto(numero_empregado))</text:span></text:p>
      <text:p text:style-name="P3"><text:span text:style-name="T4"/></text:p>
      <text:p text:style-name="P3"><text:span text:style-name="T4">CREATE TABLE departamento (</text:span><text:span text:style-name="T1">numero_depto INT NOT NULL, nome_depto VARCHAR(100) NOT NULL, </text:span><text:span text:style-name="T4">PRIMARY KEY (numero_depto))</text:span></text:p>
      <text:p text:style-name="P3"><text:span text:style-name="T4"/></text:p>
      <text:p text:style-name="P9"><text:span text:style-name="T4"/></text:p>
      <text:p text:style-name="P10"><text:span text:style-name="T12"/></text:p>
      <text:p text:style-name="P3"><text:span text:style-name="T17">b) </text:span><text:span text:style-name="T6">CREATE TABLE pedido (</text:span><text:span text:style-name="T1">cod_pedido INT NOT NULL, dat_emissao DATE NOT NULL, cod_fornecedor INT NOT NULL, vlr_total_pedido DECIMAL(12,2) DEFAULT 0, </text:span><text:span text:style-name="T4">PRIMARY KEY (</text:span><text:span text:style-name="T11">cod_pedido), cod_fornecedor(cod_pedido))</text:span></text:p>
      <text:p text:style-name="P3"><text:span text:style-name="T11"/></text:p>
      <text:p text:style-name="P3"><text:span text:style-name="T11"/></text:p>
      <text:p text:style-name="P4"><text:span text:style-name="T3">C</text:span><text:span text:style-name="T11">REATE TABLE fornecedor (</text:span><text:span text:style-name="T1">cod_fornecedor INT NOT NULL, nom_fornecedor VARCHAR(100) NOT NULL</text:span></text:p>
      <text:p text:style-name="P4"><text:span text:style-name="T1">, end_fornecedor VARCHAR(100), </text:span><text:span text:style-name="T11">PRIMARY KEY(cod_fornecedor))</text:span></text:p>
      <text:p text:style-name="P4"><text:span text:style-name="T11"/></text:p>
      <text:p text:style-name="P4"><text:span text:style-name="T11"/></text:p>
      <text:p text:style-name="P4"><text:span text:style-name="T11">CREATE TABLE pedido_material (</text:span><text:span text:style-name="T1">cod_pedido INT NOT NULL</text:span><text:span text:style-name="T11">, cod_material INT NOT NULL, </text:span><text:span text:style-name="T3">qtde_material SMALLINT NOT NULL CHECK &gt; 0, vlr_material DECIMAL(12,2) NOT NULL, </text:span><text:span text:style-name="T11">PRIMATY KEY(cod_pedido), cod_material(cod_pedido))</text:span></text:p>
      <text:p text:style-name="P4"><text:span text:style-name="T11"/></text:p>
      <text:p text:style-name="P4"><text:span text:style-name="T11">CREATE TABLE material (</text:span><text:span text:style-name="T1">cod_material INT NOT NULL AI</text:span><text:span text:style-name="T11">, dsc_material VARCHAR(100) NOT NULL, vlr_unitario DECIMAL(12,2) NOT NULL, PRIMARY KEY(cod_material))</text:span></text:p>
      <text:p text:style-name="P4"><text:span text:style-name="T11"/></text:p>
      <text:p text:style-name="P11"><text:span text:style-name="T11"/></text:p>
      <text:p text:style-name="P5"><text:span text:style-name="T14">c</text:span><text:span text:style-name="T13">) </text:span><text:span text:style-name="T7">CREATE TABLE </text:span><text:span text:style-name="T8">curso (</text:span><text:span text:style-name="T5">id_curso INT AI</text:span><text:span text:style-name="T8">, nome_curso VARCHAR(100) NOT NULL, carga_horaria SMALLINT, PRIMARY KEY(id_curso)</text:span></text:p>
      <text:p text:style-name="P5"><text:span text:style-name="T8"/></text:p>
      <text:p text:style-name="P5"><text:span text:style-name="T8"/></text:p>
      <text:p text:style-name="P5"><text:span text:style-name="T8">CREATE TABLE turma (</text:span><text:span text:style-name="T5">id_turma INT NOT NULL AI</text:span><text:span text:style-name="T8">, id_curso INT NOT NULL, id_aluno INT NOT NULL, data_matricula DATE NOT NULL, PRIMARY KEY (id_turma), id_curso(id_turma), id_aluno(id_turma))</text:span></text:p>
      <text:p text:style-name="P5"><text:span text:style-name="T8"/></text:p>
      <text:p text:style-name="P5"><text:span text:style-name="T8">CREATE TABLE aluno (</text:span><text:span text:style-name="T5">id_aluno INT NOT NULL AI</text:span><text:span text:style-name="T8">, nome_aluno VARCHAR(100) NOT NULL, email_aluno VARCHAR(100), fone_contato CHAR(14), PRIMARY KEY (id_aluno))</text:span></text:p>
      <text:p text:style-name="P5"><text:span text:style-name="T8"/></text:p>
      <text:p text:style-name="P5"><text:span text:style-name="T14"/></text:p>
      <text:p text:style-name="P5"><text:span text:style-name="T14">D</text:span><text:span text:style-name="T13">) </text:span><text:span text:style-name="T8">CREATE TABLE medico (cod_medico INT AI, nome_medico VARCHAR(100) NOT NULL, cod_especialidade INT NOT NULL, </text:span><text:span text:style-name="T9">PRIMARY KEY (cod_medico), cod_medico(cod_especialidade))</text:span></text:p>
      <text:p text:style-name="P5"><text:span text:style-name="T9"/></text:p>
      <text:p text:style-name="P6"><text:span text:style-name="T9">CREATE TABLE especialidade (</text:span><text:span text:style-name="T5">cod_especialidade INT NOT NULL</text:span><text:span text:style-name="T9">, dsc_especialidade VARCHAR(100) NOT NULL, PRIMARY KEY (cod_especialidade))</text:span></text:p>
      <text:p text:style-name="P6"><text:span text:style-name="T9"/></text:p>
      <text:p text:style-name="P6"><text:span text:style-name="T9">CREATE TABLE consulta (</text:span><text:span text:style-name="T5">id_consulta INT NOT NULL A</text:span><text:span text:style-name="T9">I, id_medico INT NOT NULL, id_paciente INT NOT NULL, data_consulta DATE NOT NULL, </text:span><text:span text:style-name="T10">PRIMARY KEY (id_consulta), id_medico(id_consulta), id_paciente(id_consulta))</text:span></text:p>
      <text:p text:style-name="P6"><text:span text:style-name="T10"/></text:p>
      <text:p text:style-name="P7"><text:span text:style-name="T10">CREATE TABLE paciente (i</text:span><text:span text:style-name="T5">d_paciente INT NOT NULL AI, |nome_paciente VARCHAR(100) NOT NULL, </text:span><text:span text:style-name="T10">PRIMARY KEY (id_paciente))</text:span></text:p>
      <text:p text:style-name="P7"><text:span text:style-name="T10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oft-page-break/><text:span text:style-name="T15">E</text:span><text:span text:style-name="T13">) <text:s/></text:span><text:span text:style-name="T8">CREATE TABLE </text:span><text:span text:style-name="T10">livro (id_livro INT AI, num_isbn CHAR(13) NOT NULL UNIQUE, tit_livro VARCHAR(100) NOT NULL, num_paginas SMALLINT CHECK &gt; 0, cod_editora INT NOT NULL FK, PRIMARY KEY (id_livro), cod_editora(id_livro))</text:span></text:p>
      <text:p text:style-name="P7"><text:span text:style-name="T10"/></text:p>
      <text:p text:style-name="P7"><text:span text:style-name="T10">CREATE TABLE editora (</text:span><text:span text:style-name="T5">cod_editora INT NOT NULL AI, nom_editora VARCHAR(100) NOT NULL, </text:span><text:span text:style-name="T10">PRIMARY KEY(cod_editora))</text:span></text:p>
      <text:p text:style-name="P7"><text:span text:style-name="T10"/></text:p>
      <text:p text:style-name="P7"><text:span text:style-name="T10">CREATE TABLE aluno (</text:span><text:span text:style-name="T5">id_aluno INT NOT NULL AI, num_matricula INT NOT NULL UNIQUE nom_aluno VARCHAR(100) NOT NULL, </text:span><text:span text:style-name="T10">PRIMARY KEY(id_aluno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8:00:14.517000000</meta:creation-date>
    <dc:date>2020-04-23T19:15:07.843000000</dc:date>
    <meta:editing-duration>PT19S</meta:editing-duration>
    <meta:editing-cycles>1</meta:editing-cycles>
    <meta:document-statistic meta:table-count="0" meta:image-count="0" meta:object-count="0" meta:page-count="2" meta:paragraph-count="21" meta:word-count="374" meta:character-count="3125" meta:non-whitespace-character-count="2771"/>
    <meta:generator>LibreOffice/6.4.1.2$Windows_X86_64 LibreOffice_project/4d224e95b98b138af42a64d84056446d09082932</meta:generator>
  </office:meta>
</office:document-meta>
</file>